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textarea-horizontal-align="justify" draw:textarea-vertical-align="middle" draw:auto-grow-height="false" fo:min-height="2.278cm" fo:min-width="6.62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1">
      <style:graphic-properties draw:textarea-horizontal-align="justify" draw:textarea-vertical-align="middle" draw:auto-grow-height="false" fo:min-height="2.278cm" fo:min-width="6.62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Lista Duplamente Encadea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o invés de existir somente um ponteiro para o próximo, existe um para o anterior também;</text:p>
              </text:list-item>
              <text:list-item>
                <text:p>Facilita inserção e remoção de ite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s elos têm a seguinte estrutura:</text:p>
              </text:list-item>
            </text:list>
          </draw:text-box>
        </draw:frame>
        <draw:custom-shape draw:style-name="gr2" draw:text-style-name="P2" draw:layer="layout" svg:width="7.4cm" svg:height="2.8cm" svg:x="9.6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5.6cm" svg:y1="8.2cm" svg:x2="15.6cm" svg:y2="11cm">
          <text:p/>
        </draw:line>
        <draw:custom-shape draw:style-name="gr4" draw:text-style-name="P4" draw:layer="layout" svg:width="0.8cm" svg:height="0.8cm" svg:x="15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13cm" svg:height="0.962cm" svg:x="12.287cm" svg:y="11.238cm">
          <draw:text-box>
            <text:p text:style-name="P5">Dado</text:p>
          </draw:text-box>
        </draw:frame>
        <draw:frame draw:style-name="gr6" draw:text-style-name="P6" draw:layer="layout" svg:width="2.822cm" svg:height="0.962cm" svg:x="16cm" svg:y="11.2cm">
          <draw:text-box>
            <text:p text:style-name="P5">Próximo</text:p>
          </draw:text-box>
        </draw:frame>
        <draw:line draw:style-name="gr7" draw:text-style-name="P3" draw:layer="layout" svg:x1="17cm" svg:y1="9.6cm" svg:x2="19.4cm" svg:y2="9.6cm">
          <text:p/>
        </draw:line>
        <draw:line draw:style-name="gr3" draw:text-style-name="P3" draw:layer="layout" svg:x1="11cm" svg:y1="8.2cm" svg:x2="11cm" svg:y2="11cm">
          <text:p/>
        </draw:line>
        <draw:custom-shape draw:style-name="gr4" draw:text-style-name="P4" draw:layer="layout" svg:width="0.8cm" svg:height="0.8cm" svg:x="9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cm" svg:y1="9.6cm" svg:x2="7cm" svg:y2="9.6cm">
          <text:p/>
        </draw:line>
        <draw:frame draw:style-name="gr6" draw:text-style-name="P6" draw:layer="layout" svg:width="2.822cm" svg:height="0.962cm" svg:x="7.978cm" svg:y="11.238cm">
          <draw:text-box>
            <text:p text:style-name="P5">Anterio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indo 25 na posição 1;</text:p>
              </text:list-item>
            </text:list>
          </draw:text-box>
        </draw:frame>
        <draw:custom-shape draw:style-name="gr8" draw:text-style-name="P9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cm" svg:y1="10.2cm" svg:x2="11cm" svg:y2="10.2cm">
          <text:p/>
        </draw:line>
        <draw:custom-shape draw:style-name="gr8" draw:text-style-name="P9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custom-shape draw:style-name="gr4" draw:text-style-name="P4" draw:layer="layout" svg:width="0.8cm" svg:height="0.8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cm" svg:y1="10.8cm" svg:x2="10cm" svg:y2="10.8cm">
          <text:p/>
        </draw:lin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8.5cm" svg:y2="10.8cm">
          <text:p/>
        </draw:line>
        <draw:line draw:style-name="gr3" draw:text-style-name="P3" draw:layer="layout" svg:x1="7.8cm" svg:y1="13.8cm" svg:x2="7.8cm" svg:y2="16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indo 25 na posição 1;</text:p>
              </text:list-item>
            </text:list>
          </draw:text-box>
        </draw:frame>
        <draw:custom-shape draw:style-name="gr8" draw:text-style-name="P9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cm" svg:y1="10.2cm" svg:x2="11cm" svg:y2="10.2cm">
          <text:p/>
        </draw:line>
        <draw:custom-shape draw:style-name="gr8" draw:text-style-name="P9" xml:id="id2" draw:id="id2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1" draw:id="id1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custom-shape draw:style-name="gr4" draw:text-style-name="P4" draw:layer="layout" svg:width="0.8cm" svg:height="0.8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cm" svg:y1="10.8cm" svg:x2="10cm" svg:y2="10.8cm">
          <text:p/>
        </draw:lin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8.5cm" svg:y2="10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14.8cm" svg:y2="11.6cm" draw:start-shape="id1" draw:start-glue-point="1" draw:end-shape="id2" draw:end-glue-point="2" svg:d="M14000 15200c534 0 800-1200 800-3600" svg:viewBox="0 0 801 36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indo 25 na posição 1;</text:p>
              </text:list-item>
            </text:list>
          </draw:text-box>
        </draw:frame>
        <draw:custom-shape draw:style-name="gr8" draw:text-style-name="P9" xml:id="id5" draw:id="id5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cm" svg:y1="10.2cm" svg:x2="11cm" svg:y2="10.2cm">
          <text:p/>
        </draw:line>
        <draw:custom-shape draw:style-name="gr8" draw:text-style-name="P9" xml:id="id4" draw:id="id4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3" draw:id="id3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custom-shape draw:style-name="gr4" draw:text-style-name="P4" draw:layer="layout" svg:width="0.8cm" svg:height="0.8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cm" svg:y1="10.8cm" svg:x2="10cm" svg:y2="10.8cm">
          <text:p/>
        </draw:lin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8.5cm" svg:y2="10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14.8cm" svg:y2="11.6cm" draw:start-shape="id3" draw:start-glue-point="1" draw:end-shape="id4" draw:end-glue-point="2" svg:d="M14000 15200c534 0 800-1200 800-3600" svg:viewBox="0 0 801 36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6cm" svg:y1="15.2cm" svg:x2="6.3cm" svg:y2="11.6cm" draw:start-shape="id3" draw:start-glue-point="3" draw:end-shape="id5" draw:end-glue-point="2" svg:d="M6600 15200c-751 0-626-1250-513-1737s213-212 213-1863" svg:viewBox="0 0 599 360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indo 25 na posição 1;</text:p>
              </text:list-item>
            </text:list>
          </draw:text-box>
        </draw:frame>
        <draw:custom-shape draw:style-name="gr8" draw:text-style-name="P9" xml:id="id8" draw:id="id8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cm" svg:y1="10.2cm" svg:x2="11cm" svg:y2="10.2cm">
          <text:p/>
        </draw:line>
        <draw:custom-shape draw:style-name="gr8" draw:text-style-name="P9" xml:id="id7" draw:id="id7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6" draw:id="id6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custom-shape draw:style-name="gr4" draw:text-style-name="P4" draw:layer="layout" svg:width="0.8cm" svg:height="0.8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8.5cm" svg:y2="10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14.8cm" svg:y2="11.6cm" draw:start-shape="id6" draw:start-glue-point="1" draw:end-shape="id7" draw:end-glue-point="2" svg:d="M14000 15200c534 0 800-1200 800-3600" svg:viewBox="0 0 801 36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6cm" svg:y1="15.2cm" svg:x2="6.3cm" svg:y2="11.6cm" draw:start-shape="id6" draw:start-glue-point="3" draw:end-shape="id8" draw:end-glue-point="2" svg:d="M6600 15200c-751 0-626-1250-513-1737s213-212 213-1863" svg:viewBox="0 0 599 3601">
          <text:p/>
        </draw:connector>
        <draw:connector draw:style-name="gr7" draw:text-style-name="P3" draw:layer="layout" draw:type="curve" svg:x1="11.1cm" svg:y1="10.2cm" svg:x2="10.3cm" svg:y2="13.8cm" draw:start-shape="id7" draw:start-glue-point="3" draw:end-shape="id6" draw:end-glue-point="0" svg:d="M11100 10200c-534 0-800 1200-800 3600" svg:viewBox="0 0 801 360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indo 25 na posição 1;</text:p>
              </text:list-item>
            </text:list>
          </draw:text-box>
        </draw:frame>
        <draw:custom-shape draw:style-name="gr8" draw:text-style-name="P9" xml:id="id11" draw:id="id11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xml:id="id12" draw:id="id12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0" draw:id="id10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9" draw:id="id9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custom-shape draw:style-name="gr4" draw:text-style-name="P4" draw:layer="layout" svg:width="0.8cm" svg:height="0.8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8.5cm" svg:y2="10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14.8cm" svg:y2="11.6cm" draw:start-shape="id9" draw:start-glue-point="1" draw:end-shape="id10" draw:end-glue-point="2" svg:d="M14000 15200c534 0 800-1200 800-3600" svg:viewBox="0 0 801 36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6cm" svg:y1="15.2cm" svg:x2="6.3cm" svg:y2="11.6cm" draw:start-shape="id9" draw:start-glue-point="3" draw:end-shape="id11" draw:end-glue-point="2" svg:d="M6600 15200c-751 0-626-1250-513-1737s213-212 213-1863" svg:viewBox="0 0 599 3601">
          <text:p/>
        </draw:connector>
        <draw:connector draw:style-name="gr7" draw:text-style-name="P3" draw:layer="layout" draw:type="curve" svg:x1="11.1cm" svg:y1="10.2cm" svg:x2="10.3cm" svg:y2="13.8cm" draw:start-shape="id10" draw:start-glue-point="3" draw:end-shape="id9" draw:end-glue-point="0" svg:d="M11100 10200c-534 0-800 1200-800 3600" svg:viewBox="0 0 801 3601">
          <text:p/>
        </draw:connector>
        <draw:connector draw:style-name="gr7" draw:text-style-name="P3" draw:layer="layout" draw:type="curve" svg:x1="9.7cm" svg:y1="10.2cm" svg:x2="10.3cm" svg:y2="13.8cm" draw:start-shape="id12" draw:start-glue-point="10" draw:end-shape="id9" svg:d="M9700 10200c400 0 600 1200 600 3600" svg:viewBox="0 0 601 360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o valor 20;</text:p>
              </text:list-item>
            </text:list>
          </draw:text-box>
        </draw:frame>
        <draw:custom-shape draw:style-name="gr8" draw:text-style-name="P9" xml:id="id15" draw:id="id15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xml:id="id16" draw:id="id16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4" draw:id="id14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13" draw:id="id13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custom-shape draw:style-name="gr4" draw:text-style-name="P4" draw:layer="layout" svg:width="0.8cm" svg:height="0.8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8.5cm" svg:y2="10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14.8cm" svg:y2="11.6cm" draw:start-shape="id13" draw:start-glue-point="1" draw:end-shape="id14" draw:end-glue-point="2" svg:d="M14000 15200c534 0 800-1200 800-3600" svg:viewBox="0 0 801 36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6cm" svg:y1="15.2cm" svg:x2="6.3cm" svg:y2="11.6cm" draw:start-shape="id13" draw:start-glue-point="3" draw:end-shape="id15" draw:end-glue-point="2" svg:d="M6600 15200c-751 0-626-1250-513-1737s213-212 213-1863" svg:viewBox="0 0 599 3601">
          <text:p/>
        </draw:connector>
        <draw:connector draw:style-name="gr7" draw:text-style-name="P3" draw:layer="layout" draw:type="curve" svg:x1="11.1cm" svg:y1="10.2cm" svg:x2="10.3cm" svg:y2="13.8cm" draw:start-shape="id14" draw:start-glue-point="3" draw:end-shape="id13" draw:end-glue-point="0" svg:d="M11100 10200c-534 0-800 1200-800 3600" svg:viewBox="0 0 801 3601">
          <text:p/>
        </draw:connector>
        <draw:connector draw:style-name="gr7" draw:text-style-name="P3" draw:layer="layout" draw:type="curve" svg:x1="9.7cm" svg:y1="10.2cm" svg:x2="10.3cm" svg:y2="13.8cm" draw:start-shape="id16" draw:start-glue-point="10" draw:end-shape="id13" svg:d="M9700 10200c400 0 600 1200 600 3600" svg:viewBox="0 0 601 360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o valor 20;</text:p>
              </text:list-item>
            </text:list>
          </draw:text-box>
        </draw:frame>
        <draw:custom-shape draw:style-name="gr8" draw:text-style-name="P9" xml:id="id19" draw:id="id19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xml:id="id21" draw:id="id21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0" draw:id="id20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xml:id="id18" draw:id="id18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17" draw:id="id17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custom-shape draw:style-name="gr4" draw:text-style-name="P4" draw:layer="layout" svg:width="0.8cm" svg:height="0.8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8.5cm" svg:y2="10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23.4cm" svg:y2="11.5cm" draw:start-shape="id17" draw:start-glue-point="1" draw:end-shape="id18" draw:end-glue-point="2" svg:d="M14000 15200c6267 0 9400-1233 9400-3700" svg:viewBox="0 0 9401 37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6cm" svg:y1="15.2cm" svg:x2="6.3cm" svg:y2="11.6cm" draw:start-shape="id17" draw:start-glue-point="3" draw:end-shape="id19" draw:end-glue-point="2" svg:d="M6600 15200c-751 0-626-1250-513-1737s213-212 213-1863" svg:viewBox="0 0 599 3601">
          <text:p/>
        </draw:connector>
        <draw:connector draw:style-name="gr7" draw:text-style-name="P3" draw:layer="layout" draw:type="curve" svg:x1="11.1cm" svg:y1="10.2cm" svg:x2="10.3cm" svg:y2="13.8cm" draw:start-shape="id20" draw:start-glue-point="3" draw:end-shape="id17" draw:end-glue-point="0" svg:d="M11100 10200c-534 0-800 1200-800 3600" svg:viewBox="0 0 801 3601">
          <text:p/>
        </draw:connector>
        <draw:connector draw:style-name="gr7" draw:text-style-name="P3" draw:layer="layout" draw:type="curve" svg:x1="9.7cm" svg:y1="10.2cm" svg:x2="10.3cm" svg:y2="13.8cm" draw:start-shape="id21" draw:start-glue-point="10" draw:end-shape="id17" svg:d="M9700 10200c400 0 600 1200 600 3600" svg:viewBox="0 0 601 3601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o valor 20;</text:p>
              </text:list-item>
            </text:list>
          </draw:text-box>
        </draw:frame>
        <draw:custom-shape draw:style-name="gr8" draw:text-style-name="P9" xml:id="id24" draw:id="id24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xml:id="id26" draw:id="id26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5" draw:id="id25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xml:id="id23" draw:id="id23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22" draw:id="id22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custom-shape draw:style-name="gr4" draw:text-style-name="P4" draw:layer="layout" svg:width="0.8cm" svg:height="0.8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4cm" svg:y2="13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23.4cm" svg:y2="11.5cm" draw:start-shape="id22" draw:start-glue-point="1" draw:end-shape="id23" draw:end-glue-point="2" svg:d="M14000 15200c6267 0 9400-1233 9400-3700" svg:viewBox="0 0 9401 37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6cm" svg:y1="15.2cm" svg:x2="6.3cm" svg:y2="11.6cm" draw:start-shape="id22" draw:start-glue-point="3" draw:end-shape="id24" draw:end-glue-point="2" svg:d="M6600 15200c-751 0-626-1250-513-1737s213-212 213-1863" svg:viewBox="0 0 599 3601">
          <text:p/>
        </draw:connector>
        <draw:connector draw:style-name="gr7" draw:text-style-name="P3" draw:layer="layout" draw:type="curve" svg:x1="11.1cm" svg:y1="10.2cm" svg:x2="10.3cm" svg:y2="13.8cm" draw:start-shape="id25" draw:start-glue-point="3" draw:end-shape="id22" draw:end-glue-point="0" svg:d="M11100 10200c-534 0-800 1200-800 3600" svg:viewBox="0 0 801 3601">
          <text:p/>
        </draw:connector>
        <draw:connector draw:style-name="gr7" draw:text-style-name="P3" draw:layer="layout" draw:type="curve" svg:x1="9.7cm" svg:y1="10.2cm" svg:x2="10.3cm" svg:y2="13.8cm" draw:start-shape="id26" draw:start-glue-point="10" draw:end-shape="id22" svg:d="M9700 10200c400 0 600 1200 600 3600" svg:viewBox="0 0 601 360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o valor 20;</text:p>
              </text:list-item>
            </text:list>
          </draw:text-box>
        </draw:frame>
        <draw:custom-shape draw:style-name="gr8" draw:text-style-name="P9" xml:id="id29" draw:id="id29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xml:id="id30" draw:id="id30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8" draw:text-style-name="P9" xml:id="id28" draw:id="id28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27" draw:id="id27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12.4cm" svg:y1="8.8cm" svg:x2="12.4cm" svg:y2="11.6cm">
          <text:p/>
        </draw:lin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4cm" svg:y2="13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23.4cm" svg:y2="11.5cm" draw:start-shape="id27" draw:start-glue-point="1" draw:end-shape="id28" draw:end-glue-point="2" svg:d="M14000 15200c6267 0 9400-1233 9400-3700" svg:viewBox="0 0 9401 37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6cm" svg:y1="15.2cm" svg:x2="6.3cm" svg:y2="11.6cm" draw:start-shape="id27" draw:start-glue-point="3" draw:end-shape="id29" draw:end-glue-point="2" svg:d="M6600 15200c-751 0-626-1250-513-1737s213-212 213-1863" svg:viewBox="0 0 599 3601">
          <text:p/>
        </draw:connector>
        <draw:connector draw:style-name="gr7" draw:text-style-name="P3" draw:layer="layout" draw:type="curve" svg:x1="9.7cm" svg:y1="10.2cm" svg:x2="10.3cm" svg:y2="13.8cm" draw:start-shape="id30" draw:start-glue-point="10" draw:end-shape="id27" svg:d="M9700 10200c400 0 600 1200 600 3600" svg:viewBox="0 0 601 3601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o valor 20;</text:p>
              </text:list-item>
            </text:list>
          </draw:text-box>
        </draw:frame>
        <draw:custom-shape draw:style-name="gr8" draw:text-style-name="P9" xml:id="id33" draw:id="id33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xml:id="id34" draw:id="id3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32" draw:id="id32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8" draw:text-style-name="P9" xml:id="id31" draw:id="id31" draw:layer="layout" svg:width="7.4cm" svg:height="2.8cm" svg:x="6.6cm" svg:y="13.8cm">
          <text:p text:style-name="P8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line draw:style-name="gr3" draw:text-style-name="P3" draw:layer="layout" svg:x1="21cm" svg:y1="8.7cm" svg:x2="21cm" svg:y2="11.5cm">
          <text:p/>
        </draw:line>
        <draw:custom-shape draw:style-name="gr4" draw:text-style-name="P4" draw:layer="layout" svg:width="0.8cm" svg:height="0.8cm" svg:x="19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6cm" svg:y1="10.8cm" svg:x2="14cm" svg:y2="13.8cm">
          <text:p/>
        </draw:line>
        <draw:line draw:style-name="gr3" draw:text-style-name="P3" draw:layer="layout" svg:x1="7.8cm" svg:y1="13.8cm" svg:x2="7.8cm" svg:y2="16.6cm">
          <text:p/>
        </draw:line>
        <draw:connector draw:style-name="gr7" draw:text-style-name="P3" draw:layer="layout" draw:type="curve" svg:x1="14cm" svg:y1="15.2cm" svg:x2="23.4cm" svg:y2="11.5cm" draw:start-shape="id31" draw:start-glue-point="1" draw:end-shape="id32" draw:end-glue-point="2" svg:d="M14000 15200c6267 0 9400-1233 9400-3700" svg:viewBox="0 0 9401 3701">
          <text:p/>
        </draw:connector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6cm" svg:y1="15.2cm" svg:x2="6.3cm" svg:y2="11.6cm" draw:start-shape="id31" draw:start-glue-point="3" draw:end-shape="id33" draw:end-glue-point="2" svg:d="M6600 15200c-751 0-626-1250-513-1737s213-212 213-1863" svg:viewBox="0 0 599 3601">
          <text:p/>
        </draw:connector>
        <draw:connector draw:style-name="gr7" draw:text-style-name="P3" draw:layer="layout" draw:type="curve" svg:x1="9.7cm" svg:y1="10.2cm" svg:x2="10.3cm" svg:y2="13.8cm" draw:start-shape="id34" draw:start-glue-point="10" draw:end-shape="id31" svg:d="M9700 10200c400 0 600 1200 600 3600" svg:viewBox="0 0 601 3601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s Circula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nto listas encadeadas quanto duplamente encadeadas podem agir como listas circulares;</text:p>
              </text:list-item>
              <text:list-item>
                <text:p>Só mudar alguns apontamen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 Circ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ine a seguinte lista -&gt; [10, 20, 30];</text:p>
              </text:list-item>
              <text:list-item>
                <text:p>Ela é representada por:</text:p>
              </text:list-item>
            </text:list>
          </draw:text-box>
        </draw:frame>
        <draw:custom-shape draw:style-name="gr8" draw:text-style-name="P9" xml:id="id36" draw:id="id36" draw:layer="layout" svg:width="7.4cm" svg:height="2.8cm" svg:x="2.6cm" svg:y="8.8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cm" svg:y1="10.2cm" svg:x2="11cm" svg:y2="10.2cm">
          <text:p/>
        </draw:line>
        <draw:custom-shape draw:style-name="gr8" draw:text-style-name="P9" draw:layer="layout" svg:width="7.4cm" svg:height="2.8cm" svg:x="11.1cm" svg:y="8.8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5cm" svg:y1="10.2cm" svg:x2="19.7cm" svg:y2="10.2cm">
          <text:p/>
        </draw:line>
        <draw:custom-shape draw:style-name="gr8" draw:text-style-name="P9" xml:id="id35" draw:id="id35" draw:layer="layout" svg:width="7.4cm" svg:height="2.8cm" svg:x="19.7cm" svg:y="8.7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4" draw:text-style-name="P4" draw:layer="layout" svg:width="0.8cm" svg:height="0.8cm" svg:x="2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draw:line-skew="0.212cm 2.844cm" svg:x1="27.1cm" svg:y1="10.1cm" svg:x2="6.3cm" svg:y2="11.6cm" draw:start-shape="id35" draw:start-glue-point="1" draw:end-shape="id36" draw:end-glue-point="2" svg:d="M27100 10100c1069 0 891 2423-4576 4053s-16224 2466-16224-2553" svg:viewBox="0 0 21318 5314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Duplamente Encadeada Circ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agine a seguinte lista -&gt; [10, 20, 30];</text:p>
              </text:list-item>
              <text:list-item>
                <text:p>Ela é representada por:</text:p>
              </text:list-item>
            </text:list>
          </draw:text-box>
        </draw:frame>
        <draw:custom-shape draw:style-name="gr8" draw:text-style-name="P9" xml:id="id38" draw:id="id38" draw:layer="layout" svg:width="7.4cm" svg:height="2.8cm" svg:x="2.2cm" svg:y="11.401cm">
          <text:p text:style-name="P8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2cm" svg:y1="11.401cm" svg:x2="8.2cm" svg:y2="14.201cm">
          <text:p/>
        </draw:line>
        <draw:custom-shape draw:style-name="gr4" draw:text-style-name="P4" draw:layer="layout" svg:width="0.8cm" svg:height="0.8cm" svg:x="8.5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cm" svg:y1="12.801cm" svg:x2="10.6cm" svg:y2="12.801cm">
          <text:p/>
        </draw:line>
        <draw:custom-shape draw:style-name="gr8" draw:text-style-name="P9" draw:layer="layout" svg:width="7.4cm" svg:height="2.8cm" svg:x="10.7cm" svg:y="11.401cm">
          <text:p text:style-name="P8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7cm" svg:y1="11.401cm" svg:x2="16.7cm" svg:y2="14.201cm">
          <text:p/>
        </draw:line>
        <draw:custom-shape draw:style-name="gr4" draw:text-style-name="P4" draw:layer="layout" svg:width="0.8cm" svg:height="0.8cm" svg:x="17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1cm" svg:y1="12.801cm" svg:x2="19.3cm" svg:y2="12.801cm">
          <text:p/>
        </draw:line>
        <draw:custom-shape draw:style-name="gr8" draw:text-style-name="P9" xml:id="id37" draw:id="id37" draw:layer="layout" svg:width="7.4cm" svg:height="2.8cm" svg:x="19.3cm" svg:y="11.301cm">
          <text:p text:style-name="P8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3cm" svg:y1="11.301cm" svg:x2="25.3cm" svg:y2="14.101cm">
          <text:p/>
        </draw:line>
        <draw:line draw:style-name="gr3" draw:text-style-name="P3" draw:layer="layout" svg:x1="12cm" svg:y1="11.401cm" svg:x2="12cm" svg:y2="14.201cm">
          <text:p/>
        </draw:line>
        <draw:custom-shape draw:style-name="gr4" draw:text-style-name="P4" draw:layer="layout" svg:width="0.8cm" svg:height="0.8cm" svg:x="10.9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6cm" svg:y1="13.401cm" svg:x2="9.6cm" svg:y2="13.401cm">
          <text:p/>
        </draw:line>
        <draw:line draw:style-name="gr3" draw:text-style-name="P3" draw:layer="layout" svg:x1="20.6cm" svg:y1="11.301cm" svg:x2="20.6cm" svg:y2="14.101cm">
          <text:p/>
        </draw:line>
        <draw:custom-shape draw:style-name="gr4" draw:text-style-name="P4" draw:layer="layout" svg:width="0.8cm" svg:height="0.8cm" svg:x="19.5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9.2cm" svg:y1="13.401cm" svg:x2="18.1cm" svg:y2="13.401cm">
          <text:p/>
        </draw:line>
        <draw:custom-shape draw:style-name="gr4" draw:text-style-name="P4" draw:layer="layout" svg:width="0.8cm" svg:height="0.8cm" svg:x="25.6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5cm" svg:y1="11.401cm" svg:x2="3.5cm" svg:y2="14.201cm">
          <text:p/>
        </draw:line>
        <draw:custom-shape draw:style-name="gr4" draw:text-style-name="P4" draw:layer="layout" svg:width="0.8cm" svg:height="0.8cm" svg:x="2.4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draw:line-skew="0.612cm 1.87cm" svg:x1="26.7cm" svg:y1="12.701cm" svg:x2="5.9cm" svg:y2="14.201cm" draw:start-shape="id37" draw:start-glue-point="1" draw:end-shape="id38" draw:end-glue-point="2" svg:d="M26700 12701c1669 0 1391 1936-4226 3201s-16574 1857-16574-1701" svg:viewBox="0 0 21695 4185">
          <text:p/>
        </draw:connector>
        <draw:connector draw:style-name="gr7" draw:text-style-name="P3" draw:layer="layout" draw:type="curve" draw:line-skew="-1.111cm -1.212cm" svg:x1="2.2cm" svg:y1="12.801cm" svg:x2="23cm" svg:y2="11.301cm" draw:start-shape="id38" draw:start-glue-point="3" draw:end-shape="id37" svg:d="M2200 12801c-2418 0-2016-1607 3789-2624s17011-1445 17011 1124" svg:viewBox="0 0 22196 3421">
          <text:p/>
        </draw:connecto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3-23T10:14:04.959299291</meta:creation-date>
    <dc:date>2016-03-23T11:05:23.837850121</dc:date>
    <dc:creator>John Cardia</dc:creator>
    <meta:editing-duration>PT20M54S</meta:editing-duration>
    <meta:editing-cycles>7</meta:editing-cycles>
    <meta:generator>LibreOffice/4.4.7.2$Linux_X86_64 LibreOffice_project/40$Build-2</meta:generator>
    <meta:document-statistic meta:object-count="340"/>
  </office:meta>
</office:document-meta>
</file>